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22-01-25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21-04-2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21-02-01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20-01-0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9-01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8-01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7-01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6-01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5-01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4-01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3-01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2-01-1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1-02-0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10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51054612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